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c3b" officeooo:paragraph-rsid="00131c3b"/>
    </style:style>
    <style:style style:name="P2" style:family="paragraph" style:parent-style-name="Standard">
      <style:text-properties officeooo:rsid="0014cbc1" officeooo:paragraph-rsid="0014cbc1"/>
    </style:style>
    <style:style style:name="P3" style:family="paragraph" style:parent-style-name="Standard">
      <style:text-properties officeooo:rsid="0014cbc1" officeooo:paragraph-rsid="0014cbc1"/>
    </style:style>
    <style:style style:name="P4" style:family="paragraph" style:parent-style-name="Standard">
      <style:text-properties officeooo:rsid="00180217" officeooo:paragraph-rsid="00180217"/>
    </style:style>
    <style:style style:name="P5" style:family="paragraph" style:parent-style-name="Standard">
      <style:text-properties officeooo:rsid="00180217" officeooo:paragraph-rsid="0019fb2e"/>
    </style:style>
    <style:style style:name="P6" style:family="paragraph" style:parent-style-name="Standard">
      <style:text-properties officeooo:rsid="00180217" officeooo:paragraph-rsid="001a01c0"/>
    </style:style>
    <style:style style:name="P7" style:family="paragraph" style:parent-style-name="Standard">
      <style:text-properties officeooo:rsid="00180217" officeooo:paragraph-rsid="001b981a"/>
    </style:style>
    <style:style style:name="P8" style:family="paragraph" style:parent-style-name="Standard">
      <style:text-properties officeooo:rsid="0019fb2e" officeooo:paragraph-rsid="0019fb2e"/>
    </style:style>
    <style:style style:name="P9" style:family="paragraph" style:parent-style-name="Standard">
      <style:text-properties officeooo:rsid="001a01c0" officeooo:paragraph-rsid="001a01c0"/>
    </style:style>
    <style:style style:name="P10" style:family="paragraph" style:parent-style-name="Standard">
      <style:text-properties officeooo:rsid="001a01c0" officeooo:paragraph-rsid="001b981a"/>
    </style:style>
    <style:style style:name="P11" style:family="paragraph" style:parent-style-name="Standard">
      <style:text-properties officeooo:rsid="001dd207" officeooo:paragraph-rsid="001dd207"/>
    </style:style>
    <style:style style:name="T1" style:family="text">
      <style:text-properties officeooo:rsid="0019fb2e"/>
    </style:style>
    <style:style style:name="T2" style:family="text">
      <style:text-properties officeooo:rsid="001b981a"/>
    </style:style>
    <style:style style:name="T3" style:family="text">
      <style:text-properties officeooo:rsid="001d5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ngsong Tan <text:s text:c="49"/>Mr </text:p>
      <text:p text:style-name="P1"/>
      <text:p text:style-name="P1">1.</text:p>
      <text:p text:style-name="P1"/>
      <text:p text:style-name="P2">revk :: [Int] -&gt; ([Int] -&gt; [Int]) -&gt; [Int]</text:p>
      <text:p text:style-name="P2">revk [] k <text:s/>= k []</text:p>
      <text:p text:style-name="P2">revk (x:xs) k = revk xs (\z -&gt; k (z++[x] ) )</text:p>
      <text:p text:style-name="P2"/>
      <text:p text:style-name="P4">Claim:</text:p>
      <text:p text:style-name="P2">When the function call <text:s text:c="14"/>revk xs <text:span text:style-name="T3">k</text:span> <text:s text:c="16"/>is being interpreted in Haskell, in each call of the form <text:s text:c="11"/>revk xs’ k’ <text:s text:c="6"/>k’ can be seen as a function (++zs) where zs is a <text:span text:style-name="T3">list</text:span>.</text:p>
      <text:p text:style-name="P4">Proof: Induction on the length of list xs:</text:p>
      <text:p text:style-name="P4">Base case: when length = 0</text:p>
      <text:p text:style-name="P4">revk xs k = k [] <text:s/>= <text:s/>[] (++ <text:span text:style-name="T3">zs</text:span>)</text:p>
      <text:p text:style-name="P4">Induction hypothesis: all lists xs whose length <text:span text:style-name="T1">i &lt;=</text:span> <text:span text:style-name="T1">j</text:span> ,<text:span text:style-name="T1">(j&gt;=0)</text:span></text:p>
      <text:p text:style-name="P4">each continuation that arises in the program is of form (++zs)</text:p>
      <text:p text:style-name="P4"/>
      <text:p text:style-name="P4">For xs of length = <text:span text:style-name="T1">j</text:span>+1,</text:p>
      <text:p text:style-name="P5">revk xs k <text:span text:style-name="T1">= revk (x1:xs1) k = revk xs1 (\z → k(z++[x1]) ) = <text:s/>revk xs1 (\z → id (z++[x1]) ) = revk xs1 (\z → (z++[x1]) ) </text:span></text:p>
      <text:p text:style-name="P8">Here the continuation that arises first is indeed of the form (++zs), where zs = [x1]</text:p>
      <text:p text:style-name="P8"/>
      <text:p text:style-name="P9">We need to prove that in later continuations<text:span text:style-name="T2">(if there exists one)</text:span> it is also true. This is as follows: </text:p>
      <text:p text:style-name="P9">if k is of form (++zs0), then <text:s/><text:span text:style-name="T1">(\z → k(z++[x1]) ) </text:span>is also of form (++zs1), since zs1 = [x1]++zs0.<text:span text:style-name="T2">(*)</text:span></text:p>
      <text:p text:style-name="P6"/>
      <text:p text:style-name="P7"><text:span text:style-name="T2">Now we look for other continuations arising in</text:span></text:p>
      <text:p text:style-name="P7"><text:span text:style-name="T2">revk xs1 (\z → (z++[x1]) ) <text:s/>= revk xs1 k1 where k1 is of the form(++zs). By induction hypothesis, each continuation arises in revk xs1 k1 is of the form (++zs) because xs1 is of length j.</text:span></text:p>
      <text:p text:style-name="P7"/>
      <text:p text:style-name="P10"/>
      <text:p text:style-name="P11">An iterative form of reverse is as follows:</text:p>
      <text:p text:style-name="P11">revi :: [Int] -&gt; [Int]</text:p>
      <text:p text:style-name="P11">revi xs = (reviLoop xs []) where</text:p>
      <text:p text:style-name="P11"><text:s text:c="2"/>reviLoop (x1:xs1) lst = reviLoop xs1 ([x1]++lst)</text:p>
      <text:p text:style-name="P11"><text:s text:c="2"/>reviLoop [] lst = l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6:47:22.543296959</meta:creation-date>
    <dc:date>2017-11-23T22:09:47.092410152</dc:date>
    <meta:editing-duration>PT1H40M22S</meta:editing-duration>
    <meta:editing-cycles>5</meta:editing-cycles>
    <meta:generator>LibreOffice/5.3.7.2.0$Linux_X86_64 LibreOffice_project/30$Build-2</meta:generator>
    <meta:document-statistic meta:table-count="0" meta:image-count="0" meta:object-count="0" meta:page-count="1" meta:paragraph-count="24" meta:word-count="279" meta:character-count="1439" meta:non-whitespace-character-count="1075"/>
  </office:meta>
</office:document-meta>
</file>